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5" table:default-cell-style-name="Default"/>
        <table:table-row table:style-name="ro1">
          <table:table-cell table:style-name="ce1" office:value-type="string">
            <text:p>Paket</text:p>
          </table:table-cell>
          <table:table-cell table:style-name="ce3" office:value-type="string">
            <text:p>Klasse</text:p>
          </table:table-cell>
          <table:table-cell table:style-name="ce1" office:value-type="string">
            <text:p>Person</text:p>
          </table:table-cell>
          <table:table-cell/>
          <table:table-cell table:style-name="ce1" office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ebugger</text:p>
          </table:table-cell>
          <table:table-cell office:value-type="string">
            <text:p>Subject</text:p>
          </table:table-cell>
          <table:table-cell table:number-columns-repeated="2"/>
          <table:table-cell table:style-name="ce6" office:value-type="string">
            <text:p>Grau 2</text:p>
          </table:table-cell>
          <table:table-cell office:value-type="string">
            <text:p>Nicht begonnen</text:p>
          </table:table-cell>
          <table:table-cell/>
        </table:table-row>
        <table:table-row table:style-name="ro2">
          <table:table-cell/>
          <table:table-cell office:value-type="string">
            <text:p>DebugLogicFacade</text:p>
          </table:table-cell>
          <table:table-cell table:number-columns-repeated="2"/>
          <table:table-cell table:style-name="ce7" office:value-type="string">
            <text:p>Orange 1</text:p>
          </table:table-cell>
          <table:table-cell office:value-type="string">
            <text:p>Begonnen</text:p>
          </table:table-cell>
          <table:table-cell/>
        </table:table-row>
        <table:table-row table:style-name="ro2">
          <table:table-cell/>
          <table:table-cell office:value-type="string">
            <text:p>ProgramInput</text:p>
          </table:table-cell>
          <table:table-cell table:number-columns-repeated="2"/>
          <table:table-cell table:style-name="ce8" office:value-type="string">
            <text:p>Gelbgrün</text:p>
          </table:table-cell>
          <table:table-cell office:value-type="string">
            <text:p>Beendet</text:p>
          </table:table-cell>
          <table:table-cell/>
        </table:table-row>
        <table:table-row table:style-name="ro2">
          <table:table-cell/>
          <table:table-cell office:value-type="string">
            <text:p>Breakpoint</text:p>
          </table:table-cell>
          <table:table-cell table:number-columns-repeated="2"/>
          <table:table-cell table:style-name="ce9" office:value-type="string">
            <text:p>Grün 3</text:p>
          </table:table-cell>
          <table:table-cell office:value-type="string">
            <text:p>Getestet</text:p>
          </table:table-cell>
          <table:table-cell/>
        </table:table-row>
        <table:table-row table:style-name="ro2">
          <table:table-cell/>
          <table:table-cell office:value-type="string">
            <text:p>StepSizeSugges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nputValueSugges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lationalSugges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mpleInputSugges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mpleRelationalSugges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mpleInputSuggestion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 office:value-type="string">
            <text:p>Interpreter</text:p>
          </table:table-cell>
          <table:table-cell office:value-type="string">
            <text:p>GenerationControll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mmandGenerationVisito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cop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rayDeclara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rayDeclerationAssignmen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rayElementAssignmen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outineCal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turnComman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clara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clarationAssignmen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ssignmen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hileComman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fComman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fElseComman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outineComman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ac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aceIterato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aceStat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aceStatePosi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nditionalBreakpoin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atchExpress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copeTupl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ermGenerationVisi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rayAccessRelational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rayAccess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ariableRelational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ariable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nstant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egative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naryArithmetic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ermVal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FloatVal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ntVal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ongVal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oubleVal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harVal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ooleanVal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rayValu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ddition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ubstraction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ultiplication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vision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duloTerm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tCondi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inaryCondi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rCondi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ndCondi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mparis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reEqualComparis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ssEqualComparis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reComparis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essComparis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EqualComparis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tEqualComparison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 office:value-type="string">
            <text:p>DL.Exceptions</text:p>
          </table:table-cell>
          <table:table-cell office:value-type="string">
            <text:p>DibuggerLogicException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ariableNotFound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outineNotFoundExcept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issingReturnCall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nvalidProgram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rongArgument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rongTypeArgument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rongNumberArgument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eturnType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rongTypeAssignment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lreadyDeclaredException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 office:value-type="string">
            <text:p>Control</text:p>
          </table:table-cell>
          <table:table-cell office:value-type="string">
            <text:p>ControlFacad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ExceptionHandl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FileHandlerInteracto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bugLogicController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 office:value-type="string">
            <text:p>UI</text:p>
          </table:table-cell>
          <table:table-cell office:value-type="string">
            <text:p>GUIFacad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inInterfac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buggerPopUp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ErrorPopUp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ecisionPopUp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rayValuePopUp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ariableSuggestionPopUp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ExpressionPane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mmandPane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gramPane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WatchExpressionPane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ndBreakpointPanel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 office:value-type="string">
            <text:p>FH.Facade</text:p>
          </table:table-cell>
          <table:table-cell office:value-type="string">
            <text:p>FileHandlerFacad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pertiesFil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nfigurationFil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anguageFil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pertiesFileRead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BFileRead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BFileWrit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pertiesFileWriter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 office:value-type="string">
            <text:p>FH.RDBF</text:p>
          </table:table-cell>
          <table:table-cell office:value-type="string">
            <text:p>RDBFPropRead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DBRead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DBWrit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PropWrit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Pars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Read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Write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Fil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Addition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Bloc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DBFData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 office:value-type="string">
            <text:p>FH.Excpetions</text:p>
          </table:table-cell>
          <table:table-cell office:value-type="string">
            <text:p>FileHandler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anguageNotFound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arseBlock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arseAssignmentExcep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nvalidLineTypeException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29.12.2017</text:date>, <text:time>12:46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7-12-29T12:46:19.02</dc:date>
    <meta:editing-duration>PT22M11S</meta:editing-duration>
    <meta:editing-cycles>6</meta:editing-cycles>
    <meta:generator>OpenOffice/4.0.1$Win32 OpenOffice.org_project/401m5$Build-9714</meta:generator>
    <meta:document-statistic meta:table-count="3" meta:cell-count="138" meta:object-count="0"/>
  </office:meta>
</office:document-meta>
</file>